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Preformatted_20_Text">
      <style:text-properties style:font-name="Arial" fo:font-size="12pt" style:font-size-asian="12pt" style:font-size-complex="12pt"/>
    </style:style>
    <style:style style:name="P3" style:family="paragraph" style:parent-style-name="Text_20_body">
      <style:text-properties style:font-name="Arial"/>
    </style:style>
    <style:style style:name="P4" style:family="paragraph" style:parent-style-name="Preformatted_20_Text">
      <style:paragraph-properties fo:margin-top="0cm" fo:margin-bottom="0.499cm" loext:contextual-spacing="false"/>
      <style:text-properties style:font-name="Arial" fo:font-size="12pt" style:font-size-asian="12pt" style:font-size-complex="12pt"/>
    </style:style>
    <style:style style:name="P5" style:family="paragraph" style:parent-style-name="Text_20_body">
      <style:text-properties style:font-name="Arial"/>
    </style:style>
    <style:style style:name="P6" style:family="paragraph" style:parent-style-name="Standard" style:master-page-name="MP0">
      <style:paragraph-properties style:page-number="auto" fo:break-before="page"/>
      <style:text-properties style:font-name="Arial" fo:font-weight="bold" style:font-weight-asian="bold" style:font-weight-complex="bold"/>
    </style:style>
    <style:style style:name="P7" style:family="paragraph" style:parent-style-name="Standard">
      <style:text-properties style:font-name="Arial"/>
    </style:style>
    <style:style style:name="P8" style:family="paragraph" style:parent-style-name="Preformatted_20_Text">
      <style:text-properties style:font-name="Arial" fo:font-size="12pt" style:font-size-asian="12pt" style:font-size-complex="12pt"/>
    </style:style>
    <style:style style:name="P9" style:family="paragraph" style:parent-style-name="Preformatted_20_Text">
      <style:text-properties style:font-name="Arial" fo:font-size="12pt" officeooo:rsid="0018d75f" officeooo:paragraph-rsid="0018d75f" style:font-size-asian="12pt" style:font-size-complex="12pt"/>
    </style:style>
    <style:style style:name="T1" style:family="text">
      <style:text-properties style:font-name="Arial"/>
    </style:style>
    <style:style style:name="T2" style:family="text">
      <style:text-properties style:font-name="Arial" officeooo:rsid="0016ed59"/>
    </style:style>
    <style:style style:name="T3" style:family="text">
      <style:text-properties style:font-name="Arial" officeooo:rsid="0018d75f"/>
    </style:style>
    <style:style style:name="T4" style:family="text">
      <style:text-properties officeooo:rsid="0016ed59"/>
    </style:style>
    <style:style style:name="T5" style:family="text">
      <style:text-properties officeooo:rsid="0018d75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jercicios Lambda</text:p>
      <text:p text:style-name="P1"/>
      <text:p text:style-name="P1">Pregunta1. Vamos a crear una lista formada por tres tupas con 2 valores cada una( base y altura). Con ello vamos a realizar el área de los 3 triángulos que hemos generado.</text:p>
      <text:p text:style-name="P1"/>
      <text:p text:style-name="P1">lis=[(2,4),(7,8),(4,21)]<text:line-break/>area=lambda base,altura:base*altura/2<text:line-break/><text:line-break/>for i in lis:<text:line-break/> <text:s text:c="3"/>base=i[0]<text:line-break/> <text:s text:c="3"/>altura=i[1]<text:line-break/> <text:s text:c="3"/>print(area(base,altura))</text:p>
      <text:p text:style-name="P1"/>
      <text:p text:style-name="P1">Pregunta 2. Realizar una función que nos calcule la raiz cuadrada de un número pasado por parámetro</text:p>
      <text:p text:style-name="P1"><text:line-break/>raiz=lambda x:x**(1/2)<text:line-break/>print(raiz(81))<text:line-break/></text:p>
      <text:p text:style-name="P1"/>
      <text:p text:style-name="P1">Pregunta3. Crear una función que establezca como parámetros de la función lambda 3 palabras y nos las muestre concatenadas</text:p>
      <text:p text:style-name="P1"/>
      <text:p text:style-name="P1">num=int(input("numero "))<text:line-break/><text:line-break/>dic={"cadrado":lambda x:x**2,"cubo":lambda x:x**3,"elebado 4":lambda x:x**4}<text:line-break/>for k,v in dic.items():<text:line-break/> <text:s text:c="3"/>print(v(num))</text:p>
      <text:p text:style-name="P2"/>
      <text:p text:style-name="P1">Pregunta4. Vamos a crear un diccionario que contenga las funciones de cuadrado, cubo y <text:s/>elevado a 4 de un valor que pedimos por teclado. Queremos visualizar <text:s/>el valor de las tres claves por pantalla</text:p>
      <text:p text:style-name="P1"/>
      <text:p text:style-name="P1">funcion=lambda x,y,z :x+y+z<text:line-break/>print(funcion("perro","gato","pajaro"))</text:p>
      <text:p text:style-name="P1"/>
      <text:p text:style-name="P1"/>
      <text:p text:style-name="P1">Pregunta 5. Indica que valor estamos devolviendo en este ejercicio. No useis el ordenador</text:p>
      <text:p text:style-name="Standard"/>
      <text:p text:style-name="Standard"><text:span text:style-name="Source_20_Text"><text:span text:style-name="T1">caso1:</text:span></text:span></text:p>
      <text:p text:style-name="Standard"><text:span text:style-name="Source_20_Text"><text:span text:style-name="T1">def make_incrementor (n): return lambda x:x + n</text:span></text:span><text:span text:style-name="Fuente_20_de_20_párrafo_20_predeter."><text:span text:style-name="T1"><text:line-break/><text:line-break/></text:span></text:span><text:span text:style-name="Source_20_Text"><text:span text:style-name="T1">f=make_incrementor(2)</text:span></text:span><text:span text:style-name="Fuente_20_de_20_párrafo_20_predeter."><text:span text:style-name="T1"><text:line-break/></text:span></text:span><text:span text:style-name="Source_20_Text"><text:span text:style-name="T1">g=make_incrementor(6)</text:span></text:span><text:span text:style-name="Fuente_20_de_20_párrafo_20_predeter."><text:span text:style-name="T1"><text:line-break/>p</text:span></text:span><text:span text:style-name="Source_20_Text"><text:span text:style-name="T1">rint (f(42)) //</text:span></text:span><text:span text:style-name="Source_20_Text"><text:span text:style-name="T2">44 //</text:span></text:span><text:span text:style-name="Source_20_Text"><text:span text:style-name="T3">almacena la funcion lambda </text:span></text:span></text:p>
      <text:p text:style-name="Standard"><text:span text:style-name="Source_20_Text"><text:span text:style-name="T1">print(g(42)) //</text:span></text:span><text:span text:style-name="Source_20_Text"><text:span text:style-name="T2">48</text:span></text:span></text:p>
      <text:p text:style-name="P1"/>
      <text:p text:style-name="P1">caso2:</text:p>
      <text:p text:style-name="P3">f = lambda x, y, z=1: (x+y) * z</text:p>
      <text:p text:style-name="P3"><text:span text:style-name="T4">print</text:span> f(5, 6) //<text:span text:style-name="T4">11</text:span></text:p>
      <text:p text:style-name="P3"><text:span text:style-name="T4">print </text:span>f(5, 6, 7) // <text:span text:style-name="T4">77</text:span></text:p>
      <text:p text:style-name="P3"><text:soft-page-break/></text:p>
      <text:p text:style-name="P3"/>
      <text:p text:style-name="P3">Caso3.</text:p>
      <text:p text:style-name="P2">def writer():</text:p>
      <text:p text:style-name="P2"><text:s text:c="8"/>title = 'Sir'</text:p>
      <text:p text:style-name="P2"><text:s text:c="8"/>name = (lambda x:title + ' ' + x)</text:p>
      <text:p text:style-name="P2"><text:s text:c="8"/>return name</text:p>
      <text:p text:style-name="P2"/>
      <text:p text:style-name="P2">who = writer()</text:p>
      <text:p text:style-name="P2"><text:span text:style-name="T4">priint </text:span>who('Arthur Ignatius Conan Doyle')</text:p>
      <text:p text:style-name="P9"/>
      <text:p text:style-name="P9">sir <text:s/>Arthur Ignatius Conan Doyle</text:p>
      <text:p text:style-name="P4"/>
      <text:p text:style-name="P3">caso4. min = (lambda x, y: x if x &lt; y else y)</text:p>
      <text:p text:style-name="P2"><text:span text:style-name="T4">print </text:span>min(101*99, 102*98)<text:tab/>//<text:span text:style-name="T5">devielve el menor</text:span></text:p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style:font-name-asian="Andale Sans UI" style:font-size-asian="12pt" style:language-asian="es" style:country-asian="E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Andale Sans UI" style:font-size-asian="12pt" style:language-asian="es" style:country-asian="E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meta:creation-date>2018-11-12T17:51:45.639000000</meta:creation-date>
    <meta:editing-cycles>2</meta:editing-cycles>
    <meta:editing-duration>PT6M48S</meta:editing-duration>
    <dc:date>2018-11-12T19:20:45.235000000</dc:date>
    <meta:document-statistic meta:table-count="0" meta:image-count="0" meta:object-count="0" meta:page-count="2" meta:paragraph-count="27" meta:word-count="236" meta:character-count="1602" meta:non-whitespace-character-count="1344"/>
    <meta:user-defined meta:name="Info 1"/>
    <meta:user-defined meta:name="Info 2"/>
    <meta:user-defined meta:name="Info 3"/>
    <meta:user-defined meta:name="Info 4"/>
  </office:meta>
</office:document-meta>
</file>